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e9c71" officeooo:paragraph-rsid="001e9c71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e9c71" officeooo:paragraph-rsid="001e9c71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e9c71" officeooo:paragraph-rsid="001e9c7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Wordle – Final Project Design</text:h>
      <text:p text:style-name="P3"/>
      <text:p text:style-name="P4">Requirements:</text:p>
      <text:p text:style-name="P5">1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9c71" officeooo:paragraph-rsid="001e9c7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1410-601 | Summer 2024 Block 2</text:p>
        <text:p text:style-name="MP1">Alissia Huntzinger &amp; Kevin Pett</text:p>
        <text:p text:style-name="MP1">Final Project Design Doc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1:21:13.687620592</meta:creation-date>
    <dc:date>2024-07-23T12:33:09.002704336</dc:date>
    <meta:editing-duration>PT1H1M37S</meta:editing-duration>
    <meta:editing-cycles>1</meta:editing-cycles>
    <meta:document-statistic meta:table-count="0" meta:image-count="0" meta:object-count="0" meta:page-count="1" meta:paragraph-count="6" meta:word-count="21" meta:character-count="132" meta:non-whitespace-character-count="115"/>
    <meta:generator>LibreOffice/24.2.4.2$Linux_X86_64 LibreOffice_project/420$Build-2</meta:generator>
  </office:meta>
</office:document-meta>
</file>